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DE000003822698283E.png"/>
  <manifest:file-entry manifest:media-type="image/png" manifest:full-path="Pictures/10000201000004420000024D36A6FA62.png"/>
  <manifest:file-entry manifest:media-type="image/png" manifest:full-path="Pictures/10000201000003A40000018F2D07AFFD.png"/>
  <manifest:file-entry manifest:media-type="image/png" manifest:full-path="Pictures/10000201000005E3000002B72C8AF7F1.png"/>
  <manifest:file-entry manifest:media-type="image/png" manifest:full-path="Pictures/10000201000003C7000001EDFD986FA0.png"/>
  <manifest:file-entry manifest:media-type="image/png" manifest:full-path="Pictures/100002010000018B000003870A3BA749.png"/>
  <manifest:file-entry manifest:media-type="image/png" manifest:full-path="Pictures/100002010000048900000287CCB0C58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a1" text:anchor-type="paragraph" svg:width="17cm" svg:height="9.472cm" draw:z-index="0"><draw:image xlink:href="Pictures/100002010000048900000287CCB0C582.png" xlink:type="simple" xlink:show="embed" xlink:actuate="onLoad"/></draw:frame></text:p>
      <text:p text:style-name="Standard"><draw:frame draw:style-name="fr1" draw:name="grafika2" text:anchor-type="paragraph" svg:width="17cm" svg:height="7.278cm" draw:z-index="1"><draw:image xlink:href="Pictures/10000201000003A40000018F2D07AFFD.png" xlink:type="simple" xlink:show="embed" xlink:actuate="onLoad"/></draw:frame><draw:frame draw:style-name="fr2" draw:name="grafika3" text:anchor-type="paragraph" svg:x="0.048cm" svg:y="7.662cm" svg:width="17cm" svg:height="9.186cm" draw:z-index="2"><draw:image xlink:href="Pictures/10000201000004420000024D36A6FA62.png" xlink:type="simple" xlink:show="embed" xlink:actuate="onLoad"/></draw:frame></text:p>
      <text:p text:style-name="Standard"><draw:frame draw:style-name="fr2" draw:name="grafika4" text:anchor-type="paragraph" svg:x="0cm" svg:y="0.349cm" svg:width="17cm" svg:height="7.839cm" draw:z-index="3"><draw:image xlink:href="Pictures/10000201000005E3000002B72C8AF7F1.png" xlink:type="simple" xlink:show="embed" xlink:actuate="onLoad"/></draw:frame><text:soft-page-break/></text:p>
      <text:p text:style-name="Standard"/>
      <text:p text:style-name="Standard"/>
      <text:p text:style-name="Standard"><draw:frame draw:style-name="fr1" draw:name="grafika5" text:anchor-type="paragraph" svg:width="17cm" svg:height="8.666cm" draw:z-index="4"><draw:image xlink:href="Pictures/10000201000003C7000001EDFD986FA0.png" xlink:type="simple" xlink:show="embed" xlink:actuate="onLoad"/></draw:frame></text:p>
      <text:p text:style-name="Standard"/>
      <text:p text:style-name="Standard"><draw:frame draw:style-name="fr3" draw:name="grafika6" text:anchor-type="paragraph" svg:width="10.453cm" svg:height="23.895cm" draw:z-index="5"><draw:image xlink:href="Pictures/100002010000018B000003870A3BA749.png" xlink:type="simple" xlink:show="embed" xlink:actuate="onLoad"/></draw:frame><text:soft-page-break/></text:p>
      <text:p text:style-name="Standard"/>
      <text:p text:style-name="Standard"/>
      <text:p text:style-name="Standard"><text:soft-page-break/>Po klikniaciu w kazde po kolei:<text:line-break/></text:p>
      <text:p text:style-name="Standard"><draw:frame draw:style-name="fr4" draw:name="grafika7" text:anchor-type="paragraph" svg:width="12.649cm" svg:height="23.761cm" draw:z-index="6"><draw:image xlink:href="Pictures/10000201000001DE000003822698283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2-04T08:24:54.85</meta:creation-date>
    <meta:document-statistic meta:table-count="0" meta:image-count="7" meta:object-count="0" meta:page-count="4" meta:paragraph-count="1" meta:word-count="6" meta:character-count="32"/>
    <dc:date>2026-02-04T08:27:59.22</dc:date>
    <meta:editing-duration>PT3M5S</meta:editing-duration>
    <meta:editing-cycles>1</meta:editing-cycles>
    <meta:generator>OpenOffice/4.1.15$Win32 OpenOffice.org_project/4115m2$Build-9813</meta:generator>
  </office:meta>
</office:document-meta>
</file>